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Bookman" svg:font-family="Bookman, 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479in" table:align="left" style:writing-mode="lr-tb"/>
    </style:style>
    <style:style style:name="Table1.A" style:family="table-column">
      <style:table-column-properties style:column-width="0.8625in"/>
    </style:style>
    <style:style style:name="Table1.B" style:family="table-column">
      <style:table-column-properties style:column-width="1.025in"/>
    </style:style>
    <style:style style:name="Table1.C" style:family="table-column">
      <style:table-column-properties style:column-width="1.8535in"/>
    </style:style>
    <style:style style:name="Table1.D" style:family="table-column">
      <style:table-column-properties style:column-width="2.9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7757in" fo:margin-left="-0.0785in" table:align="left" style:writing-mode="lr-tb"/>
    </style:style>
    <style:style style:name="Table2.A" style:family="table-column">
      <style:table-column-properties style:column-width="1.8472in"/>
    </style:style>
    <style:style style:name="Table2.B" style:family="table-column">
      <style:table-column-properties style:column-width="3.3465in"/>
    </style:style>
    <style:style style:name="Table2.C" style:family="table-column">
      <style:table-column-properties style:column-width="1.5819in"/>
    </style:style>
    <style:style style:name="Table2.1" style:family="table-row">
      <style:table-row-properties style:min-row-height="0.3in" fo:keep-together="auto"/>
    </style:style>
    <style:style style:name="Table2.A1" style:family="table-cell">
      <style:table-cell-properties style:vertical-align="middle" fo:background-color="#bf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text-properties fo:language="pt" fo:country="BR" officeooo:rsid="001b878f" officeooo:paragraph-rsid="001b878f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fo:font-size="11pt" fo:language="pt" fo:country="BR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language="pt" fo:country="BR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font-size="11pt" fo:language="pt" fo:country="BR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fo:font-size="11pt" fo:language="pt" fo:country="BR" style:font-name-asian="Calibri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text-properties fo:text-transform="uppercase" fo:font-size="11pt" fo:language="pt" fo:country="BR" fo:font-weight="bold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P9" style:family="paragraph" style:parent-style-name="Standard">
      <style:text-properties fo:language="pt" fo:country="BR" style:font-name-complex="Arial"/>
    </style:style>
    <style:style style:name="P10" style:family="paragraph" style:parent-style-name="Standard">
      <style:paragraph-properties fo:margin-top="1.25in" fo:margin-bottom="0in" loext:contextual-spacing="false" fo:text-align="center" style:justify-single-word="false"/>
    </style:style>
    <style:style style:name="P11" style:family="paragraph" style:parent-style-name="Standard">
      <style:paragraph-properties fo:break-before="page"/>
      <style:text-properties fo:font-size="28pt" fo:language="pt" fo:country="BR" style:font-size-asian="28pt" style:font-name-complex="Arial" style:font-size-complex="28pt"/>
    </style:style>
    <style:style style:name="P12" style:family="paragraph" style:parent-style-name="Standard">
      <style:paragraph-properties fo:keep-with-next="always"/>
      <style:text-properties fo:font-size="11pt" fo:language="pt" fo:country="BR" style:font-size-asian="11pt" style:font-name-complex="Arial" style:font-size-complex="11pt"/>
    </style:style>
    <style:style style:name="P13" style:family="paragraph" style:parent-style-name="Standard">
      <style:paragraph-properties fo:text-align="center" style:justify-single-word="false" fo:keep-with-next="always"/>
      <style:text-properties fo:font-size="11pt" fo:language="pt" fo:country="BR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 fo:keep-with-next="always"/>
      <style:text-properties fo:font-size="11pt" fo:language="pt" fo:country="BR" officeooo:rsid="001b878f" officeooo:paragraph-rsid="001b878f" style:font-size-asian="11pt" style:font-name-complex="Arial" style:font-size-complex="11pt"/>
    </style:style>
    <style:style style:name="P15" style:family="paragraph" style:parent-style-name="Standard">
      <style:paragraph-properties fo:text-align="center" style:justify-single-word="false" fo:keep-with-next="always"/>
    </style:style>
    <style:style style:name="P16" style:family="paragraph" style:parent-style-name="Standard">
      <style:paragraph-properties fo:margin-left="0.2957in" fo:margin-right="0in" fo:text-indent="0in" style:auto-text-indent="false"/>
    </style:style>
    <style:style style:name="P17" style:family="paragraph" style:parent-style-name="Standard">
      <style:paragraph-properties fo:margin-left="0.2957in" fo:margin-right="0in" fo:text-indent="0in" style:auto-text-indent="false"/>
      <style:text-properties fo:font-size="11pt" fo:language="pt" fo:country="BR" style:font-size-asian="11pt" style:font-size-complex="11pt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font-size="11pt" fo:language="pt" fo:country="BR" style:font-size-asian="11pt" style:font-size-complex="11pt"/>
    </style:style>
    <style:style style:name="P19" style:family="paragraph" style:parent-style-name="Contents_20_1">
      <style:paragraph-properties>
        <style:tab-stops>
          <style:tab-stop style:position="0.3335in"/>
          <style:tab-stop style:position="6.4929in" style:type="right" style:leader-style="dotted" style:leader-text="."/>
        </style:tab-stops>
      </style:paragraph-properties>
      <style:text-properties fo:font-weight="normal" style:font-weight-asian="normal"/>
    </style:style>
    <style:style style:name="P20" style:family="paragraph" style:parent-style-name="Contents_20_1">
      <style:paragraph-properties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2" style:family="paragraph" style:parent-style-name="body">
      <style:text-properties fo:font-size="11pt" fo:language="pt" fo:country="BR" style:font-size-asian="11pt" style:font-name-complex="Arial" style:font-size-complex="11pt"/>
    </style:style>
    <style:style style:name="P23" style:family="paragraph" style:parent-style-name="Standard" style:master-page-name="Standard">
      <style:paragraph-properties fo:margin-top="1.25in" fo:margin-bottom="0in" loext:contextual-spacing="false" fo:text-align="center" style:justify-single-word="false" style:page-number="auto"/>
      <style:text-properties fo:font-size="18pt" fo:language="pt" fo:country="BR" style:font-size-asian="18pt" style:font-name-complex="Arial" style:font-size-complex="18pt"/>
    </style:style>
    <style:style style:name="P24" style:family="paragraph" style:parent-style-name="Standard" style:master-page-name="Convert_20_1">
      <style:paragraph-properties style:page-number="1"/>
    </style:style>
    <style:style style:name="P25" style:family="paragraph" style:parent-style-name="Standard">
      <style:paragraph-properties fo:text-align="center" style:justify-single-word="false" fo:keep-with-next="always"/>
      <style:text-properties fo:font-size="11pt" fo:language="pt" fo:country="B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fo:keep-with-next="always"/>
      <style:text-properties fo:font-size="11pt" fo:language="pt" fo:country="BR" officeooo:rsid="001b878f" officeooo:paragraph-rsid="001b878f" style:font-size-asian="11pt" style:font-name-complex="Arial" style:font-size-complex="11pt"/>
    </style:style>
    <style:style style:name="P27" style:family="paragraph" style:parent-style-name="Standard" style:list-style-name="WW8Num1"/>
    <style:style style:name="P28" style:family="paragraph" style:parent-style-name="Standard" style:list-style-name="">
      <style:text-properties fo:font-size="11pt" fo:language="pt" fo:country="BR" style:font-size-asian="11pt" style:font-name-complex="Arial" style:font-size-complex="11pt"/>
    </style:style>
    <style:style style:name="P29" style:family="paragraph" style:parent-style-name="Standard" style:list-style-name="">
      <style:text-properties fo:font-size="11pt" fo:language="pt" fo:country="BR" style:font-size-asian="11pt" style:font-name-complex="Arial" style:font-size-complex="11pt" text:display="none"/>
    </style:style>
    <style:style style:name="P30" style:family="paragraph" style:parent-style-name="Standard" style:list-style-name="WW8Num1">
      <style:text-properties fo:font-size="11pt" fo:language="pt" fo:country="BR" style:font-size-asian="11pt" style:font-size-complex="11pt"/>
    </style:style>
    <style:style style:name="P31" style:family="paragraph" style:parent-style-name="Standard" style:list-style-name=""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32" style:family="paragraph" style:parent-style-name="Standard" style:list-style-name="">
      <style:paragraph-properties fo:text-align="start" style:justify-single-word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 style:list-style-name="">
      <style:paragraph-properties fo:text-align="start" style:justify-single-wor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34" style:family="paragraph" style:parent-style-name="Standard" style:list-style-name="WW8Num5">
      <style:paragraph-properties fo:margin-left="0.2957in" fo:margin-right="0in" fo:text-align="start" style:justify-single-word="false" fo:text-indent="-0.2957in" style:auto-text-indent="false"/>
      <style:text-properties fo:language="pt" fo:country="BR" fo:font-weight="bold" style:font-weight-asian="bold" style:font-name-complex="Arial"/>
    </style:style>
    <style:style style:name="P35" style:family="paragraph" style:parent-style-name="Standard" style:list-style-name="WW8Num5">
      <style:paragraph-properties fo:margin-left="0.2957in" fo:margin-right="0in" fo:text-align="start" style:justify-single-word="false" fo:text-indent="-0.2957in" style:auto-text-indent="false"/>
    </style:style>
    <style:style style:name="P36" style:family="paragraph" style:parent-style-name="Standard" style:list-style-name="">
      <style:paragraph-properties fo:margin-left="0.2957in" fo:margin-right="0in" fo:text-align="start" style:justify-single-word="false" fo:text-indent="0in" style:auto-text-indent="false"/>
      <style:text-properties fo:font-size="11pt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left="0.2957in" fo:margin-right="0in" fo:text-indent="0in" style:auto-text-indent="false"/>
      <style:text-properties fo:font-size="11pt" fo:language="pt" fo:country="BR" style:font-size-asian="11pt" style:font-size-complex="11pt"/>
    </style:style>
    <style:style style:name="P38" style:family="paragraph" style:parent-style-name="Standard" style:list-style-name="">
      <style:paragraph-properties fo:margin-left="0.2957in" fo:margin-right="0in" fo:text-indent="0in" style:auto-text-indent="false"/>
      <style:text-properties fo:font-size="11pt" fo:language="pt" fo:country="BR" style:font-size-asian="11pt" style:font-name-complex="Arial" style:font-size-complex="11pt"/>
    </style:style>
    <style:style style:name="P39" style:family="paragraph" style:parent-style-name="Standard" style:list-style-name="">
      <style:paragraph-properties fo:margin-left="0.2957in" fo:margin-right="0in" fo:text-align="start" style:justify-single-word="false" fo:text-indent="0in" style:auto-text-indent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40" style:family="paragraph" style:parent-style-name="Standard" style:list-style-name="">
      <style:paragraph-properties fo:margin-left="0.25in" fo:margin-right="0in" fo:text-indent="0in" style:auto-text-indent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41" style:family="paragraph" style:parent-style-name="Standard" style:list-style-name="">
      <style:paragraph-properties fo:margin-left="0.25in" fo:margin-right="0in" fo:text-indent="0in" style:auto-text-indent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42" style:family="paragraph" style:parent-style-name="Standard" style:list-style-name="">
      <style:paragraph-properties fo:margin-left="0.25in" fo:margin-right="0in" fo:text-align="start" style:justify-single-word="false" fo:text-indent="0in" style:auto-text-indent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43" style:family="paragraph" style:parent-style-name="Standard" style:list-style-name="">
      <style:paragraph-properties fo:margin-left="0.25in" fo:margin-right="0in" fo:text-indent="0in" style:auto-text-indent="false"/>
      <style:text-properties fo:font-size="11pt" fo:language="pt" fo:country="BR" style:font-size-asian="11pt" style:font-name-complex="Arial" style:font-size-complex="11pt"/>
    </style:style>
    <style:style style:name="P44" style:family="paragraph" style:parent-style-name="Standard">
      <style:paragraph-properties fo:margin-left="0.25in" fo:margin-right="0in" fo:text-indent="0in" style:auto-text-indent="false"/>
      <style:text-properties fo:font-size="11pt" fo:language="pt" fo:country="BR" style:font-size-asian="11pt" style:font-size-complex="11pt"/>
    </style:style>
    <style:style style:name="P45" style:family="paragraph" style:parent-style-name="Standard" style:list-style-name="">
      <style:paragraph-properties fo:margin-left="0.25in" fo:margin-right="0in" fo:text-indent="0in" style:auto-text-indent="false"/>
      <style:text-properties fo:language="pt" fo:country="BR" fo:font-weight="bold" style:font-weight-asian="bold" style:font-name-complex="Arial" style:font-weight-complex="bold"/>
    </style:style>
    <style:style style:name="P46" style:family="paragraph" style:parent-style-name="Standard" style:list-style-name="">
      <style:paragraph-properties fo:margin-left="0.5in" fo:margin-right="0in" fo:text-align="start" style:justify-single-word="false" fo:text-indent="0in" style:auto-text-indent="false" style:text-autospace="non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47" style:family="paragraph" style:parent-style-name="Standard">
      <style:paragraph-properties fo:margin-left="0.5in" fo:margin-right="0in" fo:text-indent="0in" style:auto-text-indent="false"/>
      <style:text-properties fo:font-size="11pt" fo:language="pt" fo:country="BR" style:font-size-asian="11pt" style:font-size-complex="11pt"/>
    </style:style>
    <style:style style:name="P48" style:family="paragraph" style:parent-style-name="Standard" style:list-style-name="">
      <style:paragraph-properties fo:margin-left="0.5563in" fo:margin-right="0in" fo:text-align="start" style:justify-single-word="false" fo:text-indent="0in" style:auto-text-indent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49" style:family="paragraph" style:parent-style-name="Standard" style:list-style-name="WW8Num3">
      <style:paragraph-properties fo:margin-left="0.5in" fo:margin-right="0in" fo:text-indent="0.5in" style:auto-text-indent="false"/>
      <style:text-properties fo:font-size="11pt" fo:language="pt" fo:country="BR" style:font-size-asian="11pt" style:font-size-complex="11pt"/>
    </style:style>
    <style:style style:name="P50" style:family="paragraph" style:parent-style-name="Standard" style:list-style-name="">
      <style:paragraph-properties fo:margin-left="1.2957in" fo:margin-right="0in" fo:text-align="start" style:justify-single-word="false" fo:text-indent="0in" style:auto-text-indent="false"/>
      <style:text-properties fo:font-size="11pt" fo:language="pt" fo:country="BR" style:font-size-asian="11pt" style:font-size-complex="11pt"/>
    </style:style>
    <style:style style:name="P51" style:family="paragraph" style:parent-style-name="Standard" style:list-style-name="">
      <style:paragraph-properties fo:margin-left="1.2957in" fo:margin-right="0in" fo:text-align="start" style:justify-single-word="false" fo:text-indent="0in" style:auto-text-indent="false"/>
      <style:text-properties fo:font-size="11pt" fo:language="pt" fo:country="BR" style:font-size-asian="11pt" style:font-name-complex="Arial" style:font-size-complex="11pt"/>
    </style:style>
    <style:style style:name="P52" style:family="paragraph" style:parent-style-name="Heading_20_1">
      <style:paragraph-properties fo:margin-left="0.2957in" fo:margin-right="0in" fo:text-indent="-0.2957in" style:auto-text-indent="false"/>
      <style:text-properties fo:font-size="12pt" fo:language="pt" fo:country="BR" style:font-size-asian="12pt" style:font-name-complex="Arial" style:font-size-complex="12pt"/>
    </style:style>
    <style:style style:name="P53" style:family="paragraph" style:parent-style-name="hrader" style:list-style-name="WW8Num5">
      <style:paragraph-properties fo:margin-left="0.2957in" fo:margin-right="0in" fo:text-align="justify" style:justify-single-word="false" fo:text-indent="-0.2957in" style:auto-text-indent="false" fo:keep-with-next="always"/>
      <style:text-properties fo:font-size="12pt" fo:language="pt" fo:country="BR" style:font-size-asian="12pt" style:font-name-complex="Arial" style:font-size-complex="12pt"/>
    </style:style>
    <style:style style:name="P54" style:family="paragraph" style:parent-style-name="Parágrafo_20_da_20_Lista" style:list-style-name="WW8Num4">
      <style:paragraph-properties fo:margin-top="0.1665in" fo:margin-bottom="0.1665in" loext:contextual-spacing="false" style:line-height-at-least="0.1665in" fo:keep-together="always" fo:keep-with-next="always"/>
      <style:text-properties style:font-name="Arial" fo:font-size="14pt" fo:language="en" fo:country="GB" fo:font-weight="bold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55" style:family="paragraph" style:parent-style-name="Parágrafo_20_da_20_Lista" style:list-style-name="WW8Num2">
      <style:paragraph-properties fo:margin-top="0in" fo:margin-bottom="0in" loext:contextual-spacing="false" fo:line-height="100%"/>
      <style:text-properties style:font-name="Arial" fo:font-size="11pt" fo:language="pt" fo:country="BR" fo:font-weight="bold" style:font-name-asian="Times New Roman" style:font-size-asian="11pt" style:language-asian="pt" style:country-asian="BR" style:font-weight-asian="bold" style:font-name-complex="Arial" style:font-size-complex="11pt" style:language-complex="pa" style:country-complex="IN" text:display="none"/>
    </style:style>
    <style:style style:name="P56" style:family="paragraph" style:parent-style-name="Parágrafo_20_da_20_Lista" style:list-style-name="WW8Num2">
      <style:paragraph-properties fo:margin-top="0in" fo:margin-bottom="0in" loext:contextual-spacing="false" fo:line-height="100%"/>
      <style:text-properties style:font-name="Arial" style:font-name-asian="Times New Roman" style:language-asian="pt" style:country-asian="BR" style:font-name-complex="Arial" style:language-complex="pa" style:country-complex="IN" text:display="none"/>
    </style:style>
    <style:style style:name="P57" style:family="paragraph" style:parent-style-name="Parágrafo_20_da_20_Lista" style:list-style-name="WW8Num2">
      <style:paragraph-properties fo:margin-top="0in" fo:margin-bottom="0in" loext:contextual-spacing="false" fo:line-height="100%"/>
      <style:text-properties fo:font-size="11pt" fo:language="pt" fo:country="BR" style:font-size-asian="11pt" style:font-name-complex="Arial" style:font-size-complex="11pt" text:display="none"/>
    </style:style>
    <style:style style:name="P58" style:family="paragraph" style:parent-style-name="Parágrafo_20_da_20_Lista" style:list-style-name="WW8Num2">
      <style:paragraph-properties fo:margin-top="0in" fo:margin-bottom="0in" loext:contextual-spacing="false" fo:line-height="100%"/>
      <style:text-properties style:font-name-complex="Arial" text:display="none"/>
    </style:style>
    <style:style style:name="T1" style:family="text">
      <style:text-properties fo:language="pt" fo:country="BR" style:language-asian="en" style:country-asian="US" style:font-name-complex="Arial"/>
    </style:style>
    <style:style style:name="T2" style:family="text">
      <style:text-properties fo:language="pt" fo:country="BR" fo:font-weight="bold" style:language-asian="en" style:country-asian="US" style:font-weight-asian="bold" style:font-name-complex="Arial" style:font-weight-complex="bold"/>
    </style:style>
    <style:style style:name="T3" style:family="text">
      <style:text-properties fo:language="pt" fo:country="BR" fo:font-weight="bold" style:font-weight-asian="bold" style:font-name-complex="Arial"/>
    </style:style>
    <style:style style:name="T4" style:family="text">
      <style:text-properties fo:font-size="28pt" fo:language="pt" fo:country="BR" style:font-size-asian="28pt" style:font-name-complex="Arial" style:font-size-complex="28pt"/>
    </style:style>
    <style:style style:name="T5" style:family="text">
      <style:text-properties fo:font-size="28pt" fo:language="pt" fo:country="BR" officeooo:rsid="001b878f" style:font-size-asian="28pt" style:font-name-complex="Arial" style:font-size-complex="28pt"/>
    </style:style>
    <style:style style:name="T6" style:family="text">
      <style:text-properties fo:font-weight="bold" style:font-weight-asian="bold" style:font-name-complex="Arial"/>
    </style:style>
    <style:style style:name="T7" style:family="text">
      <style:text-properties fo:font-variant="normal" fo:text-transform="none" fo:font-size="11pt" fo:language="pt" fo:country="BR" style:font-size-asian="11pt" style:language-asian="en" style:country-asian="US" style:font-name-complex="Times New Roman" style:font-size-complex="11pt" style:language-complex="ar" style:country-complex="SA" style:font-weight-complex="normal"/>
    </style:style>
    <style:style style:name="T8" style:family="text">
      <style:text-properties fo:font-variant="normal" fo:text-transform="none" fo:font-size="11pt" fo:language="pt" fo:country="BR" fo:font-weight="normal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" style:family="text">
      <style:text-properties fo:font-variant="normal" fo:text-transform="none" fo:language="en" fo:country="US" fo:font-weight="normal" style:language-asian="en" style:country-asian="US" style:font-weight-asian="normal" style:font-weight-complex="normal"/>
    </style:style>
    <style:style style:name="T10" style:family="text">
      <style:text-properties fo:font-variant="normal" fo:text-transform="none" fo:language="pt" fo:country="BR" fo:font-weight="normal" style:language-asian="en" style:country-asian="US" style:font-weight-asian="normal" style:font-name-complex="Arial" style:font-weight-complex="normal"/>
    </style:style>
    <style:style style:name="T11" style:family="text">
      <style:text-properties fo:font-size="11pt" fo:language="pt" fo:country="BR" style:font-size-asian="11pt" style:font-name-complex="Arial" style:font-size-complex="11pt"/>
    </style:style>
    <style:style style:name="T12" style:family="text">
      <style:text-properties fo:font-size="11pt" fo:language="pt" fo:country="BR" officeooo:rsid="001b878f" style:font-size-asian="11pt" style:font-name-complex="Arial" style:font-size-complex="11pt"/>
    </style:style>
    <style:style style:name="T13" style:family="text">
      <style:text-properties fo:font-size="11pt" fo:language="pt" fo:country="BR" style:font-size-asian="11pt" style:font-size-complex="11pt"/>
    </style:style>
    <style:style style:name="T14" style:family="text">
      <style:text-properties fo:font-size="11pt" fo:language="pt" fo:country="BR" officeooo:rsid="001e79af" style:font-size-asian="11pt" style:font-size-complex="11pt"/>
    </style:style>
    <style:style style:name="T15" style:family="text">
      <style:text-properties fo:font-size="11pt" fo:language="pt" fo:country="BR" officeooo:rsid="001fd3fb" style:font-size-asian="11pt" style:font-size-complex="11pt"/>
    </style:style>
    <style:style style:name="T16" style:family="text">
      <style:text-properties fo:font-size="11pt" fo:language="pt" fo:country="BR" fo:font-weight="bold" style:font-size-asian="11pt" style:font-weight-asian="bold" style:font-size-complex="11pt"/>
    </style:style>
    <style:style style:name="T17" style:family="text">
      <style:text-properties fo:language="en" fo:country="US" style:language-asian="en" style:country-asian="US"/>
    </style:style>
    <style:style style:name="T18" style:family="text">
      <style:text-properties fo:language="en" fo:country="US" style:language-asian="en" style:country-asian="US" style:font-name-complex="Arial"/>
    </style:style>
    <style:style style:name="T19" style:family="text">
      <style:text-properties style:font-name="Calibri" fo:font-size="10pt" fo:font-weight="bold" style:font-size-asian="10pt" style:font-weight-asian="bold" style:font-name-complex="Arial" style:font-size-complex="10pt"/>
    </style:style>
    <style:style style:name="T20" style:family="text">
      <style:text-properties style:font-name="Times New Roman" fo:font-size="11pt" fo:language="pt" fo:country="BR" style:font-size-asian="11pt" style:font-name-complex="Times New Roman" style:font-size-complex="11pt" style:language-complex="ar" style:country-complex="SA"/>
    </style:style>
    <style:style style:name="T21" style:family="text">
      <style:text-properties style:font-name-asian="Calibri"/>
    </style:style>
    <style:style style:name="T22" style:family="text">
      <style:text-properties style:font-name-asian="Ari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lano de Gerenciamento do Escopo</text:p>
      <text:p text:style-name="P10"><text:span text:style-name="T5">Desenvolvimento Memorial Web</text:span><text:span text:style-name="T4"> - </text:span><text:span text:style-name="T5">PR</text:span></text:p>
      <text:p text:style-name="P11"/>
      <text:p text:style-name="Standard"><text:span text:style-name="Page_20_Number"><text:span text:style-name="T6">ÍNDICE</text:span></text:span></text:p>
      <text:p text:style-name="Standard"><text:span text:style-name="Page_20_Number"><text:span text:style-name="T6"/></text:span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373136595" text:style-name="Index_20_Link" text:visited-style-name="Index_20_Link"><text:span text:style-name="T1">1.</text:span></text:a><text:a xlink:type="simple" xlink:href="#__RefHeading___Toc373136595" text:style-name="Index_20_Link" text:visited-style-name="Index_20_Link"><text:span text:style-name="T7"><text:tab/></text:span></text:a><text:a xlink:type="simple" xlink:href="#__RefHeading___Toc373136595" text:style-name="Index_20_Link" text:visited-style-name="Index_20_Link"><text:span text:style-name="T1">Versões do documento</text:span></text:a><text:a xlink:type="simple" xlink:href="#__RefHeading___Toc373136595" text:style-name="Index_20_Link" text:visited-style-name="Index_20_Link"><text:span text:style-name="T17"><text:tab/>1</text:span></text:a></text:p>
          <text:p text:style-name="P20"><text:a xlink:type="simple" xlink:href="#__RefHeading___Toc373136596" text:style-name="Index_20_Link" text:visited-style-name="Index_20_Link"><text:span text:style-name="T18">2.</text:span></text:a><text:a xlink:type="simple" xlink:href="#__RefHeading___Toc373136596" text:style-name="Index_20_Link" text:visited-style-name="Index_20_Link"><text:span text:style-name="T8"><text:tab/></text:span></text:a><text:a xlink:type="simple" xlink:href="#__RefHeading___Toc373136596" text:style-name="Index_20_Link" text:visited-style-name="Index_20_Link"><text:span text:style-name="T1">Objetivo</text:span></text:a><text:a xlink:type="simple" xlink:href="#__RefHeading___Toc373136596" text:style-name="Index_20_Link" text:visited-style-name="Index_20_Link"><text:span text:style-name="T17"><text:tab/>2</text:span></text:a></text:p>
          <text:p text:style-name="P20"><text:a xlink:type="simple" xlink:href="#__RefHeading___Toc373136597" text:style-name="Index_20_Link" text:visited-style-name="Index_20_Link"><text:span text:style-name="T18">3.</text:span></text:a><text:a xlink:type="simple" xlink:href="#__RefHeading___Toc373136597" text:style-name="Index_20_Link" text:visited-style-name="Index_20_Link"><text:span text:style-name="T8"><text:tab/></text:span></text:a><text:a xlink:type="simple" xlink:href="#__RefHeading___Toc373136597" text:style-name="Index_20_Link" text:visited-style-name="Index_20_Link"><text:span text:style-name="T1">Gerenciamento</text:span></text:a><text:a xlink:type="simple" xlink:href="#__RefHeading___Toc373136597" text:style-name="Index_20_Link" text:visited-style-name="Index_20_Link"><text:span text:style-name="T18"> do</text:span></text:a><text:a xlink:type="simple" xlink:href="#__RefHeading___Toc373136597" text:style-name="Index_20_Link" text:visited-style-name="Index_20_Link"><text:span text:style-name="T1"> Escopo</text:span></text:a><text:a xlink:type="simple" xlink:href="#__RefHeading___Toc373136597" text:style-name="Index_20_Link" text:visited-style-name="Index_20_Link"><text:span text:style-name="T17"><text:tab/>2</text:span></text:a></text:p>
          <text:p text:style-name="P21"><text:a xlink:type="simple" xlink:href="#__RefHeading___Toc373136598" text:style-name="Index_20_Link" text:visited-style-name="Index_20_Link"><text:span text:style-name="T2">3.1 Processos do Gerenciamento do Escopo</text:span></text:a><text:a xlink:type="simple" xlink:href="#__RefHeading___Toc373136598" text:style-name="Index_20_Link" text:visited-style-name="Index_20_Link"><text:span text:style-name="T17"><text:tab/>2</text:span></text:a></text:p>
          <text:p text:style-name="P21"><text:a xlink:type="simple" xlink:href="#__RefHeading___Toc373136599" text:style-name="Index_20_Link" text:visited-style-name="Index_20_Link"><text:span text:style-name="T2">3.2 Documentos Padronizados do Escopo do Projeto</text:span></text:a><text:a xlink:type="simple" xlink:href="#__RefHeading___Toc373136599" text:style-name="Index_20_Link" text:visited-style-name="Index_20_Link"><text:span text:style-name="T17"><text:tab/>3</text:span></text:a></text:p>
          <text:p text:style-name="P21"><text:a xlink:type="simple" xlink:href="#__RefHeading___Toc373136600" text:style-name="Index_20_Link" text:visited-style-name="Index_20_Link"><text:span text:style-name="T2">3.3 Ferramentas</text:span></text:a><text:a xlink:type="simple" xlink:href="#__RefHeading___Toc373136600" text:style-name="Index_20_Link" text:visited-style-name="Index_20_Link"><text:span text:style-name="T17"><text:tab/>3</text:span></text:a></text:p>
          <text:p text:style-name="P21"><text:a xlink:type="simple" xlink:href="#__RefHeading___Toc373136601" text:style-name="Index_20_Link" text:visited-style-name="Index_20_Link"><text:span text:style-name="T2">3.4 Papéis e Responsabilidades da Equipe do Projeto</text:span></text:a><text:a xlink:type="simple" xlink:href="#__RefHeading___Toc373136601" text:style-name="Index_20_Link" text:visited-style-name="Index_20_Link"><text:span text:style-name="T17"><text:tab/>3</text:span></text:a></text:p>
          <text:p text:style-name="P20"><text:a xlink:type="simple" xlink:href="#__RefHeading___Toc373136602" text:style-name="Index_20_Link" text:visited-style-name="Index_20_Link"><text:span text:style-name="T1">4.</text:span></text:a><text:a xlink:type="simple" xlink:href="#__RefHeading___Toc373136602" text:style-name="Index_20_Link" text:visited-style-name="Index_20_Link"><text:span text:style-name="T8"><text:tab/></text:span></text:a><text:a xlink:type="simple" xlink:href="#__RefHeading___Toc373136602" text:style-name="Index_20_Link" text:visited-style-name="Index_20_Link"><text:span text:style-name="T1">Criar da EAP</text:span></text:a><text:a xlink:type="simple" xlink:href="#__RefHeading___Toc373136602" text:style-name="Index_20_Link" text:visited-style-name="Index_20_Link"><text:span text:style-name="T17"><text:tab/>3</text:span></text:a></text:p>
          <text:p text:style-name="P21"><text:a xlink:type="simple" xlink:href="#__RefHeading___Toc373136607" text:style-name="Index_20_Link" text:visited-style-name="Index_20_Link"><text:span text:style-name="T2">4.1 Ferramentas e Técnicas</text:span></text:a><text:a xlink:type="simple" xlink:href="#__RefHeading___Toc373136607" text:style-name="Index_20_Link" text:visited-style-name="Index_20_Link"><text:span text:style-name="T17"><text:tab/>3</text:span></text:a></text:p>
          <text:p text:style-name="P21"><text:a xlink:type="simple" xlink:href="#__RefHeading___Toc373136608" text:style-name="Index_20_Link" text:visited-style-name="Index_20_Link"><text:span text:style-name="T2">4.2 Dicionário da EAP</text:span></text:a><text:a xlink:type="simple" xlink:href="#__RefHeading___Toc373136608" text:style-name="Index_20_Link" text:visited-style-name="Index_20_Link"><text:span text:style-name="T17"><text:tab/>4</text:span></text:a></text:p>
          <text:p text:style-name="P20"><text:a xlink:type="simple" xlink:href="#__RefHeading___Toc373136609" text:style-name="Index_20_Link" text:visited-style-name="Index_20_Link"><text:span text:style-name="T1">5.</text:span></text:a><text:a xlink:type="simple" xlink:href="#__RefHeading___Toc373136609" text:style-name="Index_20_Link" text:visited-style-name="Index_20_Link"><text:span text:style-name="T8"><text:tab/></text:span></text:a><text:a xlink:type="simple" xlink:href="#__RefHeading___Toc373136609" text:style-name="Index_20_Link" text:visited-style-name="Index_20_Link"><text:span text:style-name="T1">Controle do escopo do projeto</text:span></text:a><text:a xlink:type="simple" xlink:href="#__RefHeading___Toc373136609" text:style-name="Index_20_Link" text:visited-style-name="Index_20_Link"><text:span text:style-name="T17"><text:tab/>4</text:span></text:a></text:p>
          <text:p text:style-name="P20"><text:a xlink:type="simple" xlink:href="#__RefHeading___Toc373136624" text:style-name="Index_20_Link" text:visited-style-name="Index_20_Link"><text:span text:style-name="T1">6.</text:span></text:a><text:a xlink:type="simple" xlink:href="#__RefHeading___Toc373136624" text:style-name="Index_20_Link" text:visited-style-name="Index_20_Link"><text:span text:style-name="T8"><text:tab/></text:span></text:a><text:a xlink:type="simple" xlink:href="#__RefHeading___Toc373136624" text:style-name="Index_20_Link" text:visited-style-name="Index_20_Link"><text:span text:style-name="T1">Validação do escopo do projeto</text:span></text:a><text:a xlink:type="simple" xlink:href="#__RefHeading___Toc373136624" text:style-name="Index_20_Link" text:visited-style-name="Index_20_Link"><text:span text:style-name="T17"><text:tab/>5</text:span></text:a></text:p>
          <text:p text:style-name="P20"><text:a xlink:type="simple" xlink:href="#__RefHeading___Toc373136625" text:style-name="Index_20_Link" text:visited-style-name="Index_20_Link"><text:span text:style-name="T1">7.</text:span></text:a><text:a xlink:type="simple" xlink:href="#__RefHeading___Toc373136625" text:style-name="Index_20_Link" text:visited-style-name="Index_20_Link"><text:span text:style-name="T8"><text:tab/></text:span></text:a><text:a xlink:type="simple" xlink:href="#__RefHeading___Toc373136625" text:style-name="Index_20_Link" text:visited-style-name="Index_20_Link"><text:span text:style-name="T1">Mudanças de escopo</text:span></text:a><text:a xlink:type="simple" xlink:href="#__RefHeading___Toc373136625" text:style-name="Index_20_Link" text:visited-style-name="Index_20_Link"><text:span text:style-name="T17"><text:tab/>5</text:span></text:a></text:p>
          <text:p text:style-name="P20"><text:a xlink:type="simple" xlink:href="#__RefHeading___Toc373136626" text:style-name="Index_20_Link" text:visited-style-name="Index_20_Link"><text:span text:style-name="T10">8.</text:span></text:a><text:a xlink:type="simple" xlink:href="#__RefHeading___Toc373136626" text:style-name="Index_20_Link" text:visited-style-name="Index_20_Link"><text:span text:style-name="T8"><text:tab/></text:span></text:a><text:a xlink:type="simple" xlink:href="#__RefHeading___Toc373136626" text:style-name="Index_20_Link" text:visited-style-name="Index_20_Link"><text:span text:style-name="T10">Aprovação do Plano de Gerenciamento do Escopo</text:span></text:a><text:a xlink:type="simple" xlink:href="#__RefHeading___Toc373136626" text:style-name="Index_20_Link" text:visited-style-name="Index_20_Link"><text:span text:style-name="T9"><text:tab/>5</text:span></text:a></text:p>
        </text:index-body>
      </text:table-of-content>
      <text:p text:style-name="P8"><text:span text:style-name="Page_20_Number"><text:span text:style-name="T19"/></text:span></text:p>
      <text:p text:style-name="P24"><text:span text:style-name="Page_20_Number"><text:span text:style-name="T3"/></text:span></text:p>
      <text:list xml:id="list2996827873558335876" text:style-name="WW8Num5">
        <text:list-item>
          <text:h text:style-name="P53" text:outline-level="1"><text:bookmark-start text:name="__RefHeading___Toc373136595"/>Versões do documento<text:bookmark-end text:name="__RefHeading___Toc373136595"/></text:h>
        </text:list-item>
      </text:list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Versão</text:p>
          </table:table-cell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Autor(es)</text:p>
          </table:table-cell>
          <table:table-cell table:style-name="Table1.D1" office:value-type="string">
            <text:p text:style-name="P13">Histórico</text:p>
          </table:table-cell>
        </table:table-row>
        <table:table-row table:style-name="Table1.1">
          <table:table-cell table:style-name="Table1.A2" office:value-type="string">
            <text:p text:style-name="P13">1_00</text:p>
          </table:table-cell>
          <table:table-cell table:style-name="Table1.B2" office:value-type="string">
            <text:p text:style-name="P15"><text:span text:style-name="stlissuedate"><text:span text:style-name="T12">04</text:span></text:span><text:span text:style-name="stlissuedate"><text:span text:style-name="T11">/0</text:span></text:span><text:span text:style-name="stlissuedate"><text:span text:style-name="T12">6</text:span></text:span><text:span text:style-name="stlissuedate"><text:span text:style-name="T11">/201</text:span></text:span><text:span text:style-name="stlissuedate"><text:span text:style-name="T12">6</text:span></text:span></text:p>
          </table:table-cell>
          <table:table-cell table:style-name="Table1.C2" office:value-type="string">
            <text:p text:style-name="P26">Tiago Kenji Umemura</text:p>
          </table:table-cell>
          <table:table-cell table:style-name="Table1.D2" office:value-type="string">
            <text:p text:style-name="P14">Preenchiment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70439745454316" text:continue-numbering="true" text:style-name="WW8Num5">
        <text:list-item>
          <text:h text:style-name="P34" text:outline-level="1"><text:bookmark-start text:name="__RefHeading___Toc373136596"/>Objetivo<text:bookmark-end text:name="__RefHeading___Toc373136596"/></text:h>
        </text:list-item>
      </text:list>
      <text:h text:style-name="P36" text:outline-level="1"/>
      <text:p text:style-name="P17">Esse documento tem como finalidade descrever o plano de gerenciamento de escopo, estabelecendo os meios pelo qual será definido o escopo, critérios de mudança de escopo e como será realizada a documentação do escopo.</text:p>
      <text:p text:style-name="P4"/>
      <text:list xml:id="list170439673700802" text:continue-numbering="true" text:style-name="WW8Num5">
        <text:list-item>
          <text:h text:style-name="P35" text:outline-level="1"><text:bookmark-start text:name="__RefHeading___Toc373136597"/><text:soft-page-break/><text:span text:style-name="T3">Gerenciamento</text:span><text:span text:style-name="T6"> do</text:span><text:span text:style-name="T3"> Escopo</text:span><text:bookmark-end text:name="__RefHeading___Toc373136597"/></text:h>
        </text:list-item>
      </text:list>
      <text:h text:style-name="P40" text:outline-level="2"/>
      <text:p text:style-name="P17">Gerenciar o escopo do projeto requer um Plano de gerenciamento do escopo aprovado englobando os principais processos do escopo definidos abaixo. O Plano de gerenciamento do escopo é desenvolvido e aprovado durante a fase de planejamento do projeto para orientar a equipe do projeto sobre como os processos relacionados ao escopo serão executados, controlados, monitorados e encerrados.</text:p>
      <text:h text:style-name="P43" text:outline-level="2"/>
      <text:h text:style-name="P45" text:outline-level="2"><text:bookmark-start text:name="__RefHeading___Toc373136598"/>3.1 Processos do Gerenciamento do Escopo<text:bookmark-end text:name="__RefHeading___Toc373136598"/></text:h>
      <text:h text:style-name="P41" text:outline-level="2"/>
      <text:list xml:id="list5901540456295697573" text:style-name="WW8Num1">
        <text:list-item>
          <text:p text:style-name="P27"><text:span text:style-name="T16">Planejar o Gerenciamento do Escopo:</text:span><text:span text:style-name="T13"> É o processo de que estabelece às políticas, procedimentos e documentação para planejamento, gerenciamento, monitoramento e controle do cronograma do projeto;</text:span></text:p>
        </text:list-item>
        <text:list-item>
          <text:p text:style-name="P27"><text:span text:style-name="T16">Coletar os Requisitos</text:span><text:span text:style-name="T13">:</text:span><text:span text:style-name="T20"> </text:span><text:span text:style-name="T13">O processo de determinar, documentar e gerenciar as necessidades e requisitos das partes interessadas a fim de atender aos objetivos do projeto;</text:span></text:p>
        </text:list-item>
        <text:list-item>
          <text:p text:style-name="P27"><text:span text:style-name="T16">Definir o Escopo:</text:span><text:span text:style-name="T13"> O processo de desenvolvimento de uma descrição detalhada do projeto e do produto;</text:span></text:p>
        </text:list-item>
        <text:list-item>
          <text:p text:style-name="P27"><text:span text:style-name="T16">Criar EAP:</text:span><text:span text:style-name="T13"> O processo de subdivisão das entregas e do trabalho do projeto em componentes menores e mais facilmente gerenciáveis;</text:span></text:p>
        </text:list-item>
        <text:list-item>
          <text:p text:style-name="P27"><text:span text:style-name="T16">Validar o Escopo:</text:span><text:span text:style-name="T13"> O processo de formalização da aceitação das entregas concluídas do projeto;</text:span></text:p>
        </text:list-item>
        <text:list-item>
          <text:p text:style-name="P27"><text:span text:style-name="T16">Controlar o Escopo:</text:span><text:span text:style-name="T13"> O processo de monitoramento do andamento do escopo do projeto e do produto e gerenciamento das mudanças feitas na linha de base do escopo.</text:span></text:p>
        </text:list-item>
      </text:list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40" text:outline-level="2"/>
      <text:h text:style-name="P45" text:outline-level="2"><text:bookmark-start text:name="__RefHeading___Toc373136599"/>3.2 Documentos Padronizados do Escopo do Projeto<text:bookmark-end text:name="__RefHeading___Toc373136599"/></text:h>
      <text:h text:style-name="P41" text:outline-level="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Documento</text:p>
          </table:table-cell>
          <table:table-cell table:style-name="Table2.A1" office:value-type="string">
            <text:p text:style-name="P6">Descrição</text:p>
          </table:table-cell>
          <table:table-cell table:style-name="Table2.C1" office:value-type="string">
            <text:p text:style-name="P6">Template</text:p>
          </table:table-cell>
        </table:table-row>
        <table:table-row table:style-name="Table2.2">
          <table:table-cell table:style-name="Table2.A2" office:value-type="string">
            <text:p text:style-name="P7">Declaração de Escopo</text:p>
          </table:table-cell>
          <table:table-cell table:style-name="Table2.B2" office:value-type="string">
            <text:p text:style-name="P7">Template de Declaração de Escopo em conformidade com a metodologia de gerenciamento de projetos. O documento baseia-se nas entregas principais, premissas, restrições e critérios de aceitação e deverá conter a descrição do escopo do produto e as <text:soft-page-break/>exclusões do projeto.</text:p>
          </table:table-cell>
          <table:table-cell table:style-name="Table2.C2" office:value-type="string">
            <text:p text:style-name="P7">Declaração de Escopo de Projeto.doc</text:p>
          </table:table-cell>
        </table:table-row>
        <table:table-row table:style-name="Table2.3">
          <table:table-cell table:style-name="Table2.A3" office:value-type="string">
            <text:p text:style-name="P7">EAP</text:p>
          </table:table-cell>
          <table:table-cell table:style-name="Table2.B3" office:value-type="string">
            <text:p text:style-name="P7">Processo de subdivisão das entregas e do trabalho do projeto em componentes menores e mais facilmente gerenciáveis.</text:p>
          </table:table-cell>
          <table:table-cell table:style-name="Table2.C3" office:value-type="string">
            <text:p text:style-name="P5"><text:span text:style-name="T22"><text:s/></text:span><text:span text:style-name="T21">WBS Chart.wbs</text:span></text:p>
          </table:table-cell>
        </table:table-row>
        <table:table-row table:style-name="Table2.4">
          <table:table-cell table:style-name="Table2.A4" office:value-type="string">
            <text:p text:style-name="P7">Dicionário da EAP</text:p>
          </table:table-cell>
          <table:table-cell table:style-name="Table2.B4" office:value-type="string">
            <text:p text:style-name="P7">Documento que fornece informações detalhadas sobre entregas, atividades e agendamento de cada componente da estrutura analítica do projeto (EAP).</text:p>
          </table:table-cell>
          <table:table-cell table:style-name="Table2.C4" office:value-type="string">
            <text:p text:style-name="P7">EAP+Dicionário.xls</text:p>
          </table:table-cell>
        </table:table-row>
      </table:table>
      <text:h text:style-name="P43" text:outline-level="2"/>
      <text:h text:style-name="P31" text:outline-level="2"/>
      <text:h text:style-name="P45" text:outline-level="2"><text:bookmark-start text:name="__RefHeading___Toc373136600"/>3.3 Ferramentas<text:bookmark-end text:name="__RefHeading___Toc373136600"/></text:h>
      <text:h text:style-name="P32" text:outline-level="1"/>
      <text:list xml:id="list170440622450925" text:continue-numbering="true" text:style-name="WW8Num1">
        <text:list-item>
          <text:p text:style-name="P27"><text:span text:style-name="T16">Reuniões: </text:span><text:span text:style-name="T13">A definição do escopo do projeto será conduzida pelo gerente de projetos e a reunião incluirá a equipe de projetos e patrocinador do projeto. Estas reuniões serão registradas em atas, onde deverão passar por aprovação dessa equipe.</text:span></text:p>
        </text:list-item>
        <text:list-item>
          <text:p text:style-name="P27"><text:span text:style-name="T16">Opiniões Especializadas: </text:span><text:span text:style-name="T13">Tal opinião especializada pode ser oferecida por qualquer grupo ou pessoa com formação, conhecimento, habilidade, experiência ou treinamento em desenvolvimento de planos de gerenciamento de escopo.</text:span></text:p>
        </text:list-item>
      </text:list>
      <text:h text:style-name="P46" text:outline-level="2"/>
      <text:h text:style-name="P45" text:outline-level="2"><text:bookmark-start text:name="__RefHeading___Toc373136601"/>3.4 Papéis e Responsabilidades da Equipe do Projeto <text:bookmark-end text:name="__RefHeading___Toc373136601"/></text:h>
      <text:h text:style-name="P41" text:outline-level="2"/>
      <text:p text:style-name="P44">As responsabilidades pelas atividades relacionadas a Escopo estão estabelecidas na Matriz de Responsabilidade.</text:p>
      <text:h text:style-name="P43" text:outline-level="2"/>
      <text:list xml:id="list170440723133508" text:continue-list="list170439673700802" text:style-name="WW8Num5">
        <text:list-item>
          <text:h text:style-name="P34" text:outline-level="1"><text:bookmark-start text:name="__RefHeading___Toc373136602"/>Criar da EAP<text:bookmark-end text:name="__RefHeading___Toc373136602"/></text:h>
        </text:list-item>
      </text:list>
      <text:h text:style-name="P33" text:outline-level="1"/>
      <text:list xml:id="list7711892809808852321" text:style-name="WW8Num4">
        <text:list-item>
          <text:h text:style-name="P54" text:outline-level="1"/>
        </text:list-item>
        <text:list-item>
          <text:h text:style-name="P54" text:outline-level="1"/>
        </text:list-item>
        <text:list-item>
          <text:h text:style-name="P54" text:outline-level="1"/>
        </text:list-item>
        <text:list-item>
          <text:h text:style-name="P54" text:outline-level="1"/>
        </text:list-item>
      </text:list>
      <text:h text:style-name="P45" text:outline-level="2"><text:bookmark-start text:name="__RefHeading___Toc373136607"/>4.1 Ferramentas e Técnicas<text:bookmark-end text:name="__RefHeading___Toc373136607"/></text:h>
      <text:h text:style-name="P48" text:outline-level="1"/>
      <text:list xml:id="list170440318032569" text:continue-list="list170440622450925" text:style-name="WW8Num1">
        <text:list-item>
          <text:p text:style-name="P27"><text:span text:style-name="T16">Decomposição: </text:span><text:span text:style-name="T13">Será usada a técnica de decomposição para dividir e subdividir o escopo do projeto e suas entregas em partes menores e mais facilmente gerenciáveis. A decomposição do trabalho completo do projeto em pacotes de trabalho envolve as seguintes atividades:</text:span></text:p>
        </text:list-item>
      </text:list>
      <text:list xml:id="list6422402956231637523" text:style-name="WW8Num3">
        <text:list-item>
          <text:p text:style-name="P49">Identificação e análise das entregas e seu trabalho relacionado;</text:p>
        </text:list-item>
        <text:list-item>
          <text:p text:style-name="P49">Estruturação e organização da EAP;</text:p>
        </text:list-item>
        <text:list-item>
          <text:p text:style-name="P49">Decomposição dos níveis mais altos da EAP em componentes detalhados em menor nível;</text:p>
        </text:list-item>
        <text:list-item>
          <text:p text:style-name="P49">Desenvolvimento e designação de códigos de identificação aos componentes da EAP;</text:p>
        </text:list-item>
        <text:list-item>
          <text:p text:style-name="P49">Verificação de que o grau de decomposição das entregas é apropriado.</text:p>
        </text:list-item>
      </text:list>
      <text:p text:style-name="P18"/>
      <text:list xml:id="list170440781061047" text:continue-list="list170440318032569" text:style-name="WW8Num1">
        <text:list-item>
          <text:p text:style-name="P27"><text:span text:style-name="T16">Opinião Especializada: </text:span><text:span text:style-name="T13">Será utilizada para analisar as informações necessárias para decompor as entregas do projeto até as menores partes dos componentes a fim de criar uma EAP eficaz. Tal opinião e conhecimento especializado são aplicados aos detalhes técnicos do escopo do projeto e usados para reconciliar diferenças de opinião sobre a melhor maneira de decompor o escopo geral do projeto.</text:span></text:p>
        </text:list-item>
      </text:list>
      <text:h text:style-name="P31" text:outline-level="2"><text:soft-page-break/></text:h>
      <text:h text:style-name="P45" text:outline-level="2"><text:bookmark-start text:name="__RefHeading___Toc373136608"/>4.2 Dicionário da EAP<text:bookmark-end text:name="__RefHeading___Toc373136608"/></text:h>
      <text:h text:style-name="P48" text:outline-level="1"/>
      <text:p text:style-name="P18">É um documento que fornece informações detalhadas sobre entregas, atividades e agendamento de cada componente da estrutura analítica do projeto (EAP). O dicionário da EAP é um documento que dá suporte à EAP. As informações contidas no dicionário da EAP incluem:</text:p>
      <text:p text:style-name="P18"/>
      <text:list xml:id="list170439178261809" text:continue-numbering="true" text:style-name="WW8Num1">
        <text:list-item>
          <text:list>
            <text:list-item>
              <text:p text:style-name="P30">Código de identificador da conta;</text:p>
            </text:list-item>
            <text:list-item>
              <text:p text:style-name="P30">Descrição do trabalho;</text:p>
            </text:list-item>
            <text:list-item>
              <text:p text:style-name="P30">Pacotes;</text:p>
            </text:list-item>
            <text:list-item>
              <text:p text:style-name="P30">Atividades e tarefas do cronograma associadas;</text:p>
            </text:list-item>
          </text:list>
        </text:list-item>
      </text:list>
      <text:h text:style-name="P50" text:outline-level="1"/>
      <text:h text:style-name="P51" text:outline-level="1"/>
      <text:list xml:id="list170440436194962" text:continue-list="list170440723133508" text:style-name="WW8Num5">
        <text:list-item>
          <text:h text:style-name="P34" text:outline-level="1"><text:bookmark-start text:name="__RefHeading___Toc373136609"/>Controle do escopo do projeto<text:bookmark-end text:name="__RefHeading___Toc373136609"/></text:h>
        </text:list-item>
      </text:list>
      <text:h text:style-name="P39" text:outline-level="1"/>
      <text:list xml:id="list2877698687918492200" text:style-name="WW8Num2">
        <text:list-item>
          <text:h text:style-name="P55" text:outline-level="2"/>
        </text:list-item>
        <text:list-item>
          <text:h text:style-name="P56" text:outline-level="2"/>
        </text:list-item>
        <text:list-item>
          <text:h text:style-name="P56" text:outline-level="2"/>
        </text:list-item>
        <text:list-item>
          <text:h text:style-name="P56" text:outline-level="2"/>
        </text:list-item>
        <text:list-item>
          <text:h text:style-name="P56" text:outline-level="2"/>
        </text:list-item>
        <text:list-item>
          <text:h text:style-name="P56" text:outline-level="2"/>
        </text:list-item>
        <text:list-item>
          <text:h text:style-name="P56" text:outline-level="2"/>
        </text:list-item>
      </text:list>
      <text:p text:style-name="P17">As informações geradas sobre o desempenho do trabalho incluem informações correlacionadas e contextualizadas sobre o desempenho do escopo do projeto em comparação à linha de base do escopo. Elas podem incluir as categorias das mudanças recebidas, as variações do escopo identificadas e suas causas, o impacto que elas causam no cronograma ou custo, e a previsão do desempenho do escopo futuro.</text:p>
      <text:p text:style-name="P16"><text:span text:style-name="T13">O controle do escopo será realizado a partir do inicio de cada </text:span><text:span text:style-name="T14">subentrega</text:span><text:span text:style-name="T13"> com base nos documentos mencionados no item 3.2.</text:span></text:p>
      <text:h text:style-name="P43" text:outline-level="2"/>
      <text:h text:style-name="P43" text:outline-level="2"/>
      <text:list xml:id="list170440231052315" text:continue-numbering="true" text:style-name="WW8Num2">
        <text:list-item>
          <text:h text:style-name="P57" text:outline-level="2"/>
        </text:list-item>
        <text:list-item>
          <text:h text:style-name="P58" text:outline-level="2"/>
        </text:list-item>
        <text:list-item>
          <text:h text:style-name="P58" text:outline-level="2"/>
        </text:list-item>
        <text:list-item>
          <text:h text:style-name="P58" text:outline-level="2"/>
        </text:list-item>
        <text:list-item>
          <text:h text:style-name="P58" text:outline-level="2"/>
        </text:list-item>
        <text:list-item>
          <text:h text:style-name="P58" text:outline-level="2"/>
        </text:list-item>
        <text:list-item>
          <text:h text:style-name="P58" text:outline-level="2"/>
        </text:list-item>
      </text:list>
      <text:h text:style-name="P29" text:outline-level="2"/>
      <text:list xml:id="list170440755658422" text:continue-list="list170440436194962" text:style-name="WW8Num5">
        <text:list-item>
          <text:h text:style-name="P34" text:outline-level="1"><text:bookmark-start text:name="__RefHeading___Toc373136624"/>Validação do escopo do projeto<text:bookmark-end text:name="__RefHeading___Toc373136624"/></text:h>
        </text:list-item>
      </text:list>
      <text:h text:style-name="P40" text:outline-level="2"/>
      <text:p text:style-name="P16"><text:span text:style-name="T13">O escopo do projeto será validado no dia seguinte do termino da ultima tarefa da </text:span><text:span text:style-name="T15">subentrega</text:span><text:span text:style-name="T13">, onde será analisado se todos os critérios de aceitação foram atingidos e os possíveis desvios.</text:span></text:p>
      <text:p text:style-name="P17">Ao final da analise será formalizada a aceitação da entrega junto ao patrocinador de forma a comprovar que todos os critérios de aceitação foram atingidos.</text:p>
      <text:h text:style-name="P43" text:outline-level="2"/>
      <text:h text:style-name="P28" text:outline-level="2"/>
      <text:list xml:id="list170439868710388" text:continue-numbering="true" text:style-name="WW8Num5">
        <text:list-item>
          <text:h text:style-name="P34" text:outline-level="1"><text:bookmark-start text:name="__RefHeading___Toc373136625"/>Mudanças de escopo<text:bookmark-end text:name="__RefHeading___Toc373136625"/></text:h>
        </text:list-item>
      </text:list>
      <text:h text:style-name="P42" text:outline-level="2"/>
      <text:p text:style-name="P17">Toda mudança deverá respeitar os critérios estabelecido no Plano de Gerenciamento do Projeto.</text:p>
      <text:h text:style-name="P38" text:outline-level="2"/>
      <text:h text:style-name="P38" text:outline-level="2"/>
      <text:h text:style-name="P52" text:outline-level="1"><text:bookmark-start text:name="__RefHeading___Toc373136626"/>Aprovação do Plano de Gerenciamento do Escopo<text:bookmark-end text:name="__RefHeading___Toc373136626"/></text:h>
      <text:p text:style-name="P9">________________________________________</text:p>
      <text:p text:style-name="P9">Nome</text:p>
      <text:p text:style-name="P9"><text:soft-page-break/></text:p>
      <text:p text:style-name="P9">________________________________________</text:p>
      <text:p text:style-name="P9">Cargo/ Função</text:p>
      <text:p text:style-name="P9"/>
      <text:p text:style-name="P9">São Paulo ___ de _____________ de 201______</text:p>
      <text:p text:style-name="P9"/>
      <text:p text:style-name="P9"/>
      <text:p text:style-name="P9">________________________________________</text:p>
      <text:p text:style-name="P9">Nome</text:p>
      <text:p text:style-name="P9"/>
      <text:p text:style-name="P9">________________________________________</text:p>
      <text:p text:style-name="P9">Cargo/ Função</text:p>
      <text:p text:style-name="P9"/>
      <text:p text:style-name="P9">São Paulo ___ de _____________ de 201______</text:p>
      <text:p text:style-name="P9"/>
      <text:p text:style-name="P9"/>
      <text:p text:style-name="P9">________________________________________</text:p>
      <text:p text:style-name="P9">Nome</text:p>
      <text:p text:style-name="P9"/>
      <text:p text:style-name="P9">________________________________________</text:p>
      <text:p text:style-name="P9">Cargo/ Função</text:p>
      <text:p text:style-name="P9"/>
      <text:p text:style-name="P9">São Paulo ___ de _____________ de 201______</text:p>
      <text:p text:style-name="P9"/>
      <text:p text:style-name="P9">________________________________________</text:p>
      <text:p text:style-name="P9">Nome</text:p>
      <text:p text:style-name="P9"/>
      <text:p text:style-name="P9">________________________________________</text:p>
      <text:p text:style-name="P9">Cargo/ Função</text:p>
      <text:p text:style-name="P9"/>
      <text:p text:style-name="P9">São Paulo ___ de _____________ de 201______</text:p>
      <text:p text:style-name="P9"/>
      <text:p text:style-name="P9">________________________________________</text:p>
      <text:p text:style-name="P9">Nome</text:p>
      <text:p text:style-name="P9"/>
      <text:p text:style-name="P9">________________________________________</text:p>
      <text:p text:style-name="P9">Cargo/ Função</text:p>
      <text:p text:style-name="P9"/>
      <text:p text:style-name="P9">São Paulo ___ de _____________ de 201______</text:p>
      <text:p text:style-name="P9"/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Bookman" svg:font-family="Bookman, 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n" fo:country="CA" style:font-name-asian="Times New Roman" style:font-family-asian="'Times New Roman'" style:font-family-generic-asian="roman" style:font-pitch-asian="variable" style:font-size-asian="12pt" style:font-name-complex="Raavi" style:font-family-complex="Raavi" style:font-family-generic-complex="swiss" style:font-pitch-complex="variable" style:font-size-complex="12pt" style:language-complex="pa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.1665in" fo:margin-bottom="0.1665in" loext:contextual-spacing="false" style:line-height-at-least="0.1665in" fo:keep-together="always" fo:keep-with-next="always"/>
      <style:text-properties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0835in" fo:margin-bottom="0.0835in" loext:contextual-spacing="false" fo:keep-together="always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body" style:default-outline-level="3" style:class="text">
      <style:paragraph-properties fo:margin-top="0.0835in" fo:margin-bottom="0in" loext:contextual-spacing="false" fo:keep-together="always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417in" fo:margin-bottom="0.0417in" loext:contextual-spacing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9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/>
      <style:text-properties fo:text-transform="uppercase" style:font-name="Calibri" fo:font-family="Calibri" style:font-family-generic="swiss" style:font-pitch="variabl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variant="small-caps"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="Calibri" fo:font-family="Calibri" style:font-family-generic="swiss" style:font-pitch="variable" fo:font-size="10pt" fo:font-style="italic" style:font-size-asian="10pt" style:font-style-asian="italic" style:font-name-complex="Calibri" style:font-family-complex="Calibri" style:font-family-generic-complex="swiss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head1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Title_20_Page_20_Main_20_Head" style:display-name="Title Page Main Head" style:family="paragraph">
      <style:paragraph-properties fo:margin-top="1.3335in" fo:margin-bottom="0in" loext:contextual-spacing="false" fo:line-height="0.5in" fo:text-align="end" style:justify-single-word="false" fo:orphans="2" fo:widows="2" text:number-lines="false" text:line-number="0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font-name-asian="Times New Roman" style:font-family-asian="'Times New Roman'" style:font-family-generic-asian="roman" style:font-pitch-asian="variable" style:font-size-asian="24pt" style:font-weight-asian="bold" style:font-name-complex="Raavi" style:font-family-complex="Raavi" style:font-family-generic-complex="swiss" style:font-pitch-complex="variable" style:font-size-complex="24pt" style:language-complex="pa" style:country-complex="IN" style:font-weight-complex="bold"/>
    </style:style>
    <style:style style:name="Author_2f_Date_20_Title_20_Pa" style:display-name="Author/Date Title Pa" style:family="paragraph">
      <style:paragraph-properties fo:line-height="0.1665in" fo:text-align="end" style:justify-single-word="false" fo:orphans="2" fo:widows="2" text:number-lines="false" text:line-number="0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Raavi" style:font-family-complex="Raavi" style:font-family-generic-complex="swiss" style:font-pitch-complex="variable" style:font-size-complex="10pt" style:language-complex="pa" style:country-complex="IN" style:font-style-complex="italic"/>
    </style:style>
    <style:style style:name="Company_20_Info_20_Title_20_P" style:display-name="Company Info Title P" style:family="paragraph">
      <style:paragraph-properties fo:margin-top="2.5in" fo:margin-bottom="0in" loext:contextual-spacing="false" fo:text-align="end" style:justify-single-word="false" fo:orphans="2" fo:widows="2"/>
      <style:text-properties style:use-window-font-color="true" style:font-name="Bookman" fo:font-family="Bookman, 'Bookman Old Style'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Raavi" style:font-family-complex="Raavi" style:font-family-generic-complex="swiss" style:font-pitch-complex="variable" style:font-size-complex="10pt" style:language-complex="pa" style:country-complex="IN" style:font-style-complex="italic"/>
    </style:style>
    <style:style style:name="Security_20_Info_20_Title" style:display-name="Security Info Title" style:family="paragraph">
      <style:paragraph-properties fo:text-align="center" style:justify-single-word="false" fo:orphans="2" fo:widows="2"/>
      <style:text-properties style:use-window-font-color="true" style:font-name="Bookman" fo:font-family="Bookman, 'Bookman Old Style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Raavi" style:font-family-complex="Raavi" style:font-family-generic-complex="swiss" style:font-pitch-complex="variable" style:font-size-complex="10pt" style:language-complex="pa" style:country-complex="IN" style:font-weight-complex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_20_0.0" style:display-name="Header 0.0" style:family="paragraph" style:parent-style-name="Header">
      <style:paragraph-properties fo:margin-top="0.25in" fo:margin-bottom="0.0417in" loext:contextual-spacing="false">
        <style:tab-stops>
          <style:tab-stop style:position="0.5in" style:type="center"/>
          <style:tab-stop style:position="1in" style:type="center"/>
          <style:tab-stop style:position="1.5in" style:type="center"/>
          <style:tab-stop style:position="2in" style:type="center"/>
          <style:tab-stop style:position="2.5in" style:type="center"/>
          <style:tab-stop style:position="3in" style:type="center"/>
          <style:tab-stop style:position="6in" style:type="right"/>
        </style:tab-stops>
      </style:paragraph-properties>
      <style:text-properties fo:font-size="16pt" style:text-underline-style="solid" style:text-underline-type="double" style:text-underline-width="auto" style:text-underline-color="font-color" fo:font-weight="normal" style:font-size-asian="16pt" style:font-weight-asian="normal" style:font-size-complex="16pt" style:font-weight-complex="normal"/>
    </style:style>
    <style:style style:name="Bullet" style:family="paragraph" style:parent-style-name="Standard" style:list-style-name="WW8StyleNum">
      <style:paragraph-properties fo:margin-left="1.25in" fo:margin-right="0in" fo:keep-together="always" fo:text-indent="-0.25in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2" style:family="paragraph" style:parent-style-name="Bullet"/>
    <style:style style:name="Bullet3" style:family="paragraph" style:parent-style-name="Bullet">
      <style:paragraph-properties fo:margin-left="1.75in" fo:margin-right="0in" fo:text-indent="-0.25in" style:auto-text-indent="false"/>
    </style:style>
    <style:style style:name="Bullet4" style:family="paragraph" style:parent-style-name="Bullet">
      <style:paragraph-properties fo:margin-left="2.25in" fo:margin-right="0in" fo:text-indent="-0.25in" style:auto-text-indent="false"/>
      <style:text-properties fo:color="#000000"/>
    </style:style>
    <style:style style:name="Indent" style:family="paragraph" style:parent-style-name="Standard">
      <style:paragraph-properties fo:margin-left="0.5in" fo:margin-right="0in" fo:text-indent="0in" style:auto-text-indent="false"/>
      <style:text-properties style:font-name="Book Antiqua" fo:font-family="'Book Antiqua'" style:font-family-generic="roman" style:font-pitch="variable" fo:language="en" fo:country="GB" style:font-name-complex="Book Antiqua" style:font-family-complex="'Book Antiqua'" style:font-family-generic-complex="roman" style:font-pitch-complex="variable"/>
    </style:style>
    <style:style style:name="Indent2" style:family="paragraph" style:parent-style-name="Indent">
      <style:paragraph-properties fo:margin-left="1in" fo:margin-right="0in" fo:text-indent="0in" style:auto-text-indent="false"/>
      <style:text-properties fo:color="#000000"/>
    </style:style>
    <style:style style:name="Indent3" style:family="paragraph" style:parent-style-name="Indent">
      <style:paragraph-properties fo:margin-left="1.5in" fo:margin-right="0in" fo:text-indent="0in" style:auto-text-indent="false"/>
    </style:style>
    <style:style style:name="Indent4" style:family="paragraph" style:parent-style-name="Standard">
      <style:paragraph-properties fo:margin-left="2in" fo:margin-right="0in" fo:text-indent="0in" style:auto-text-indent="false"/>
      <style:text-properties fo:color="#000000"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head2" style:family="paragraph" style:parent-style-name="head1">
      <style:paragraph-properties fo:break-before="auto" fo:break-after="auto"/>
      <style:text-properties fo:font-size="16pt" fo:font-style="italic" style:font-size-asian="16pt" style:font-style-asian="italic" style:font-size-complex="16pt" style:font-style-complex="italic"/>
    </style:style>
    <style:style style:name="Append" style:family="paragraph" style:parent-style-name="Heading_20_1" style:next-style-name="Standard" style:default-outline-level="" style:list-style-name="WW8StyleNum1">
      <style:paragraph-properties fo:margin-left="1in" fo:margin-right="0in" fo:text-indent="-1in" style:auto-text-indent="false"/>
      <style:text-properties fo:color="#000000"/>
    </style:style>
    <style:style style:name="Style1" style:family="paragraph" style:parent-style-name="Indent4">
      <style:paragraph-properties fo:margin-left="2.5in" fo:margin-right="0in" fo:text-indent="0in" style:auto-text-indent="false"/>
    </style:style>
    <style:style style:name="body" style:family="paragraph" style:parent-style-name="Standard">
      <style:paragraph-properties fo:margin-left="0.5in" fo:margin-right="0in" fo:margin-top="0in" fo:margin-bottom="0.0835in" loext:contextual-spacing="false" fo:text-align="justify" style:justify-single-word="false" fo:text-indent="0in" style:auto-text-indent="false"/>
    </style:style>
    <style:style style:name="Indent5" style:family="paragraph" style:parent-style-name="Standard">
      <style:paragraph-properties fo:margin-left="2.6in" fo:margin-right="0in" fo:text-indent="0in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_20_list" style:display-name="bullet list" style:family="paragraph" style:parent-style-name="body">
      <style:paragraph-properties fo:margin-left="0.75in" fo:margin-right="0in" fo:margin-top="0.05in" fo:margin-bottom="0.0835in" loext:contextual-spacing="false" fo:text-indent="-0.2299in" style:auto-text-indent="false"/>
    </style:style>
    <style:style style:name="bullet_20_1" style:display-name="bullet 1" style:family="paragraph" style:parent-style-name="Indent" style:list-style-name="WW8StyleNum2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instructions" style:family="paragraph" style:parent-style-name="body">
      <style:text-properties fo:font-style="italic" style:font-style-asian="italic" style:font-style-complex="italic" text:display="none"/>
    </style:style>
    <style:style style:name="insts" style:family="paragraph" style:parent-style-name="Indent">
      <style:text-properties fo:font-style="italic" style:font-style-asian="italic" style:font-style-complex="italic" text:display="none"/>
    </style:style>
    <style:style style:name="Table_20_Text" style:display-name="Table Text" style:family="paragraph" style:parent-style-name="Standard"/>
    <style:style style:name="indent2" style:family="paragraph" style:parent-style-name="Standard"/>
    <style:style style:name="Normal_20_2" style:display-name="Normal 2" style:family="paragraph" style:parent-style-name="Standard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rader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/>
      <style:text-properties fo:color="#365f91" style:font-name="Cambria" fo:font-family="Cambria" style:font-family-generic="roman" style:font-pitch="variable" fo:language="pt" fo:country="B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Remissivo_20_4" style:display-name="Remissivo 4" style:family="paragraph" style:parent-style-name="Standard" style:next-style-name="Standard">
      <style:paragraph-properties fo:margin-left="0.666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Remissivo_20_5" style:display-name="Remissivo 5" style:family="paragraph" style:parent-style-name="Standard" style:next-style-name="Standard">
      <style:paragraph-properties fo:margin-left="0.833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Remissivo_20_6" style:display-name="Remissivo 6" style:family="paragraph" style:parent-style-name="Standard" style:next-style-name="Standard">
      <style:paragraph-properties fo:margin-left="1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Remissivo_20_7" style:display-name="Remissivo 7" style:family="paragraph" style:parent-style-name="Standard" style:next-style-name="Standard">
      <style:paragraph-properties fo:margin-left="1.166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Remissivo_20_8" style:display-name="Remissivo 8" style:family="paragraph" style:parent-style-name="Standard" style:next-style-name="Standard">
      <style:paragraph-properties fo:margin-left="1.333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Remissivo_20_9" style:display-name="Remissivo 9" style:family="paragraph" style:parent-style-name="Standard" style:next-style-name="Standard">
      <style:paragraph-properties fo:margin-left="1.5in" fo:margin-right="0in" fo:text-indent="-0.1665in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Index_20_Heading" style:display-name="Index Heading" style:family="paragraph" style:parent-style-name="Standard" style:next-style-name="Index_20_1" style:class="index">
      <style:paragraph-properties fo:margin-top="0.0835in" fo:margin-bottom="0.0835in" loext:contextual-spacing="false"/>
      <style:text-properties style:font-name="Calibri" fo:font-family="Calibri" style:font-family-generic="swiss" style:font-pitch="variable" fo:font-size="10pt" fo:font-style="italic" fo:font-weight="bold" style:font-size-asian="10pt" style:font-style-asian="italic" style:font-weight-asian="bold" style:font-name-complex="Calibri" style:font-family-complex="Calibri" style:font-family-generic-complex="swiss" style:font-pitch-complex="variable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fo:language="pt" fo:country="BR" fo:font-weight="bold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lcompname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tlissuedate" style:family="text">
      <style:text-properties fo:language="en" fo:country="US"/>
    </style:style>
    <style:style style:name="stlprojname" style:family="text" style:parent-style-name="stlcompname"/>
    <style:style style:name="Rodapé_20_Char" style:display-name="Rodapé Char" style:family="text">
      <style:text-properties fo:font-size="12pt" fo:language="en" fo:country="CA" style:font-size-asian="12pt" style:font-name-complex="Raavi" style:font-family-complex="Raavi" style:font-family-generic-complex="swiss" style:font-pitch-complex="variable" style:font-size-complex="12pt" style:language-complex="pa" style:country-complex="IN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fo:text-indent="-0.6043in" fo:margin-left="1.1043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fo:text-indent="-0.6043in" fo:margin-left="1.6043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fo:text-indent="-0.6043in" fo:margin-left="2.1043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fo:text-indent="-0.6043in" fo:margin-left="2.6043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fo:text-indent="-1.25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2602in" fo:margin-left="0.5563in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0.5in" fo:margin-left="0.8417in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0.5in" fo:margin-left="0.8874in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0.75in" fo:margin-left="1.1835in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1in" fo:margin-left="1.5252in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1in" fo:margin-left="1.5709in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1.25in" fo:margin-left="1.8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Appendix " style:num-suffix=" " style:num-format="A" style:num-letter-sync="true">
        <style:list-level-properties text:min-label-width="1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3194in" table:align="center" style:writing-mode="lr-tb"/>
    </style:style>
    <style:style style:name="Table4.A" style:family="table-column">
      <style:table-column-properties style:column-width="1.1479in"/>
    </style:style>
    <style:style style:name="Table4.B" style:family="table-column">
      <style:table-column-properties style:column-width="5.3236in"/>
    </style:style>
    <style:style style:name="Table4.C" style:family="table-column">
      <style:table-column-properties style:column-width="0.8479in"/>
    </style:style>
    <style:style style:name="Table4.1" style:family="table-row">
      <style:table-row-properties style:min-row-height="0.1285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1.5pt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0.5pt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0.5pt solid #000000" fo:border-right="0.75pt solid #000000" fo:border-top="1.5pt solid #000000" fo:border-bottom="none" style:writing-mode="lr-tb"/>
    </style:style>
    <style:style style:name="Table4.2" style:family="table-row">
      <style:table-row-properties style:min-row-height="1.2736in" fo:keep-together="always"/>
    </style:style>
    <style:style style:name="Table4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6" style:family="table">
      <style:table-properties style:width="7.3194in" table:align="center" style:writing-mode="lr-tb"/>
    </style:style>
    <style:style style:name="Table6.A" style:family="table-column">
      <style:table-column-properties style:column-width="1.1479in"/>
    </style:style>
    <style:style style:name="Table6.B" style:family="table-column">
      <style:table-column-properties style:column-width="5.3236in"/>
    </style:style>
    <style:style style:name="Table6.C" style:family="table-column">
      <style:table-column-properties style:column-width="0.8479in"/>
    </style:style>
    <style:style style:name="Table6.1" style:family="table-row">
      <style:table-row-properties style:min-row-height="0.1285in" fo:keep-together="always"/>
    </style:style>
    <style:style style:name="Table6.A1" style:family="table-cell">
      <style:table-cell-properties style:vertical-align="top" fo:padding-left="0.075in" fo:padding-right="0.075in" fo:padding-top="0in" fo:padding-bottom="0in" fo:border-left="0.75pt solid #000000" fo:border-right="none" fo:border-top="1.5pt solid #000000" fo:border-bottom="none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0.5pt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-left="0.5pt solid #000000" fo:border-right="0.75pt solid #000000" fo:border-top="1.5pt solid #000000" fo:border-bottom="none" style:writing-mode="lr-tb"/>
    </style:style>
    <style:style style:name="Table6.2" style:family="table-row">
      <style:table-row-properties style:min-row-height="1.2736in" fo:keep-together="always"/>
    </style:style>
    <style:style style:name="Table6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text-properties fo:language="pt" fo:country="BR" officeooo:rsid="001b878f" officeooo:paragraph-rsid="001b878f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902in" fo:margin-bottom="0.2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8in" fo:margin-left="0in" fo:margin-right="0in" fo:margin-top="0.7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25in" fo:margin-bottom="0.2008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>
        <style:header-footer-properties fo:min-height="0.489in" fo:margin-left="0in" fo:margin-right="0in" fo:margin-top="0.45in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2" office:value-type="string">
              <text:p text:style-name="MP1"/>
            </table:table-cell>
            <table:table-cell table:style-name="Table4.B1" office:value-type="string">
              <text:p text:style-name="MP1">Plano de Gerenciamento do Escopo</text:p>
            </table:table-cell>
            <table:table-cell table:style-name="Table4.C1" table:number-rows-spanned="2" office:value-type="string">
              <text:p text:style-name="MP1"/>
              <text:p text:style-name="MP1"/>
            </table:table-cell>
          </table:table-row>
          <table:table-row table:style-name="Table4.2">
            <table:covered-table-cell/>
            <table:table-cell table:style-name="Table4.B2" office:value-type="string">
              <text:p text:style-name="MP2">Memorial Web - PR</text:p>
            </table:table-cell>
            <table:covered-table-cell/>
          </table:table-row>
        </table:table>
        <text:p text:style-name="MP1"/>
      </style:header>
      <style:footer>
        <text:p text:style-name="MP3"/>
        <text:p text:style-name="Footer"/>
      </style:footer>
    </style:master-page>
    <style:master-page style:name="Convert_20_1" style:display-name="Convert 1" style:page-layout-name="Mpm2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table:number-rows-spanned="2" office:value-type="string">
              <text:p text:style-name="MP1"/>
            </table:table-cell>
            <table:table-cell table:style-name="Table6.B1" office:value-type="string">
              <text:p text:style-name="MP1">Plano de Gerenciamento do Escopo</text:p>
            </table:table-cell>
            <table:table-cell table:style-name="Table6.C1" table:number-rows-spanned="2" office:value-type="string">
              <text:p text:style-name="MP1"/>
              <text:p text:style-name="MP1"/>
              <text:p text:style-name="MP1"/>
            </table:table-cell>
          </table:table-row>
          <table:table-row table:style-name="Table6.2">
            <table:covered-table-cell/>
            <table:table-cell table:style-name="Table6.B2" office:value-type="string">
              <text:p text:style-name="MP2">Memorial Web - PR</text:p>
            </table:table-cell>
            <table:covered-table-cell/>
          </table:table-row>
        </table:table>
        <text:p text:style-name="MP1"/>
      </style:header>
      <style:footer>
        <text:p text:style-name="MP3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rmo deAbertura</dc:title>
    <meta:initial-creator>William de Sousa Cesar</meta:initial-creator>
    <meta:creation-date>2013-11-18T20:44:00</meta:creation-date>
    <dc:date>2016-10-04T17:04:38.705818978</dc:date>
    <meta:print-date>2001-07-15T16:12:00</meta:print-date>
    <meta:editing-cycles>40</meta:editing-cycles>
    <meta:editing-duration>PT3H39M21S</meta:editing-duration>
    <meta:generator>LibreOffice/5.1.4.2$Linux_X86_64 LibreOffice_project/10m0$Build-2</meta:generator>
    <meta:document-statistic meta:table-count="4" meta:image-count="0" meta:object-count="0" meta:page-count="7" meta:paragraph-count="109" meta:word-count="1019" meta:character-count="6786" meta:non-whitespace-character-count="5901"/>
  </office:meta>
</office:document-meta>
</file>